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clientes">
        <table:table-row>
          <table:table-cell office:value-type="string">
            <text:p>CODIGOCLIENTE</text:p>
          </table:table-cell>
          <table:table-cell office:value-type="string">
            <text:p>EMPRESA</text:p>
          </table:table-cell>
          <table:table-cell office:value-type="string">
            <text:p>DIRECCION</text:p>
          </table:table-cell>
          <table:table-cell office:value-type="string">
            <text:p>POBLACION</text:p>
          </table:table-cell>
          <table:table-cell office:value-type="string">
            <text:p>TELEFONO</text:p>
          </table:table-cell>
          <table:table-cell office:value-type="string">
            <text:p>RESPONSABLE</text:p>
          </table:table-cell>
          <table:table-cell office:value-type="string">
            <text:p>HISTORIAL</text:p>
          </table:table-cell>
        </table:table-row>
        <table:table-row>
          <table:table-cell office:value-type="string">
            <text:p>CT01</text:p>
          </table:table-cell>
          <table:table-cell office:value-type="string">
            <text:p>BELTRÁN E HIJOS</text:p>
          </table:table-cell>
          <table:table-cell office:value-type="string">
            <text:p>LAS FUENTES 78</text:p>
          </table:table-cell>
          <table:table-cell office:value-type="string">
            <text:p>MADRID</text:p>
          </table:table-cell>
          <table:table-cell office:value-type="string">
            <text:p>914456435</text:p>
          </table:table-cell>
          <table:table-cell office:value-type="string">
            <text:p>ANGEL MARTÍNEZ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02</text:p>
          </table:table-cell>
          <table:table-cell office:value-type="string">
            <text:p>LA MODERNA</text:p>
          </table:table-cell>
          <table:table-cell office:value-type="string">
            <text:p>LA PALOMA 123</text:p>
          </table:table-cell>
          <table:table-cell office:value-type="string">
            <text:p>OVIEDO</text:p>
          </table:table-cell>
          <table:table-cell office:value-type="string">
            <text:p>985323434</text:p>
          </table:table-cell>
          <table:table-cell office:value-type="string">
            <text:p>JUAN GARCÍA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03</text:p>
          </table:table-cell>
          <table:table-cell office:value-type="string">
            <text:p>EL ESPAÑOLITO</text:p>
          </table:table-cell>
          <table:table-cell office:value-type="string">
            <text:p>MOTORES 34</text:p>
          </table:table-cell>
          <table:table-cell office:value-type="string">
            <text:p>BARCELONA</text:p>
          </table:table-cell>
          <table:table-cell office:value-type="string">
            <text:p>934565343</text:p>
          </table:table-cell>
          <table:table-cell office:value-type="string">
            <text:p>ANA FERNÁNDEZ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04</text:p>
          </table:table-cell>
          <table:table-cell office:value-type="string">
            <text:p>EXPORTASA</text:p>
          </table:table-cell>
          <table:table-cell office:value-type="string">
            <text:p>VALLECAS 34</text:p>
          </table:table-cell>
          <table:table-cell office:value-type="string">
            <text:p>MADRID</text:p>
          </table:table-cell>
          <table:table-cell office:value-type="string">
            <text:p>913452378</text:p>
          </table:table-cell>
          <table:table-cell office:value-type="string">
            <text:p>ELVIRA GÓMEZ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06</text:p>
          </table:table-cell>
          <table:table-cell office:value-type="string">
            <text:p>CONFECCIONES AMPARO</text:p>
          </table:table-cell>
          <table:table-cell office:value-type="string">
            <text:p>LOS MOROS 23</text:p>
          </table:table-cell>
          <table:table-cell office:value-type="string">
            <text:p>GIJÓN</text:p>
          </table:table-cell>
          <table:table-cell office:value-type="string">
            <text:p>985754332</text:p>
          </table:table-cell>
          <table:table-cell office:value-type="string">
            <text:p>LUÍS ÁLVAREZ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07</text:p>
          </table:table-cell>
          <table:table-cell office:value-type="string">
            <text:p>LA CASA DEL JUGUETE</text:p>
          </table:table-cell>
          <table:table-cell office:value-type="string">
            <text:p>AMÉRICA 45</text:p>
          </table:table-cell>
          <table:table-cell office:value-type="string">
            <text:p>MADRID</text:p>
          </table:table-cell>
          <table:table-cell office:value-type="string">
            <text:p>912649987</text:p>
          </table:table-cell>
          <table:table-cell office:value-type="string">
            <text:p>ELÍAS PÉREZ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08</text:p>
          </table:table-cell>
          <table:table-cell office:value-type="string">
            <text:p>JUGUETERÍA SUÁREZ</text:p>
          </table:table-cell>
          <table:table-cell office:value-type="string">
            <text:p>PARIS 123</text:p>
          </table:table-cell>
          <table:table-cell office:value-type="string">
            <text:p>BARCELONA</text:p>
          </table:table-cell>
          <table:table-cell office:value-type="string">
            <text:p>933457866</text:p>
          </table:table-cell>
          <table:table-cell office:value-type="string">
            <text:p>JUAN GARCÍA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09</text:p>
          </table:table-cell>
          <table:table-cell office:value-type="string">
            <text:p>ALMACÉN POPULAR</text:p>
          </table:table-cell>
          <table:table-cell office:value-type="string">
            <text:p>LAS FUENTES 124</text:p>
          </table:table-cell>
          <table:table-cell office:value-type="string">
            <text:p>BILBAO</text:p>
          </table:table-cell>
          <table:table-cell office:value-type="string">
            <text:p>942347127</text:p>
          </table:table-cell>
          <table:table-cell office:value-type="string">
            <text:p>JOSÉ ÁLVAREZ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10</text:p>
          </table:table-cell>
          <table:table-cell office:value-type="string">
            <text:p>FERETERÍA EL CLAVO</text:p>
          </table:table-cell>
          <table:table-cell office:value-type="string">
            <text:p>PASEO DE ÁLAMOS 78</text:p>
          </table:table-cell>
          <table:table-cell office:value-type="string">
            <text:p>MADRID</text:p>
          </table:table-cell>
          <table:table-cell office:value-type="string">
            <text:p>914354866</text:p>
          </table:table-cell>
          <table:table-cell office:value-type="string">
            <text:p>MANUEL MENÉNDEZ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11</text:p>
          </table:table-cell>
          <table:table-cell office:value-type="string">
            <text:p>JUGUETES MARTÍNEZ</text:p>
          </table:table-cell>
          <table:table-cell office:value-type="string">
            <text:p>VIA LAYETANA 245</text:p>
          </table:table-cell>
          <table:table-cell office:value-type="string">
            <text:p>BARCELONA</text:p>
          </table:table-cell>
          <table:table-cell office:value-type="string">
            <text:p>936628554</text:p>
          </table:table-cell>
          <table:table-cell office:value-type="string">
            <text:p>FRANCISCO CUEVAS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12</text:p>
          </table:table-cell>
          <table:table-cell office:value-type="string">
            <text:p>FERNÁNDEZ SL</text:p>
          </table:table-cell>
          <table:table-cell office:value-type="string">
            <text:p>PASEO DEL MAR 45</text:p>
          </table:table-cell>
          <table:table-cell office:value-type="string">
            <text:p>SANTANDER</text:p>
          </table:table-cell>
          <table:table-cell office:value-type="string">
            <text:p>942049586</text:p>
          </table:table-cell>
          <table:table-cell office:value-type="string">
            <text:p>ELISA COLLADO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13</text:p>
          </table:table-cell>
          <table:table-cell office:value-type="string">
            <text:p>CONFECCIONES ARTÍMEZ</text:p>
          </table:table-cell>
          <table:table-cell office:value-type="string">
            <text:p>GENERAL PERÓN 45</text:p>
          </table:table-cell>
          <table:table-cell office:value-type="string">
            <text:p>A CORUÑA</text:p>
          </table:table-cell>
          <table:table-cell office:value-type="string">
            <text:p>981345239</text:p>
          </table:table-cell>
          <table:table-cell office:value-type="string">
            <text:p>ESTEBAN PASCUA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14</text:p>
          </table:table-cell>
          <table:table-cell office:value-type="string">
            <text:p>DEPORTES GARCÍA</text:p>
          </table:table-cell>
          <table:table-cell office:value-type="string">
            <text:p>GUZMÁN EL BUENO 45</text:p>
          </table:table-cell>
          <table:table-cell office:value-type="string">
            <text:p>MADRID</text:p>
          </table:table-cell>
          <table:table-cell office:value-type="string">
            <text:p>913299475</text:p>
          </table:table-cell>
          <table:table-cell office:value-type="string">
            <text:p>ANA JIMÉNEZ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15</text:p>
          </table:table-cell>
          <table:table-cell office:value-type="string">
            <text:p>EXCLUSIVAS FERNÁNDEZ</text:p>
          </table:table-cell>
          <table:table-cell office:value-type="string">
            <text:p>LLOBREGAT 250</text:p>
          </table:table-cell>
          <table:table-cell office:value-type="string">
            <text:p>BARCELONA</text:p>
          </table:table-cell>
          <table:table-cell office:value-type="string">
            <text:p>939558365</text:p>
          </table:table-cell>
          <table:table-cell office:value-type="string">
            <text:p>LUISA FERNÁNDEZ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16</text:p>
          </table:table-cell>
          <table:table-cell office:value-type="string">
            <text:p>DEPORTES MORÁN</text:p>
          </table:table-cell>
          <table:table-cell office:value-type="string">
            <text:p>AUTONOMÍA 45</text:p>
          </table:table-cell>
          <table:table-cell office:value-type="string">
            <text:p>LUGO</text:p>
          </table:table-cell>
          <table:table-cell office:value-type="string">
            <text:p>982986944</text:p>
          </table:table-cell>
          <table:table-cell office:value-type="string">
            <text:p>JOSÉ MANZANO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17</text:p>
          </table:table-cell>
          <table:table-cell office:value-type="string">
            <text:p>BAZAR FRANCISCO</text:p>
          </table:table-cell>
          <table:table-cell office:value-type="string">
            <text:p>CARMEN 45</text:p>
          </table:table-cell>
          <table:table-cell office:value-type="string">
            <text:p>ZAMORA</text:p>
          </table:table-cell>
          <table:table-cell office:value-type="string">
            <text:p>980495288</text:p>
          </table:table-cell>
          <table:table-cell office:value-type="string">
            <text:p>CARLOS BELTRÁN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18</text:p>
          </table:table-cell>
          <table:table-cell office:value-type="string">
            <text:p>JUGUETES LA SONRISA</text:p>
          </table:table-cell>
          <table:table-cell office:value-type="string">
            <text:p>LA BAÑEZA 67</text:p>
          </table:table-cell>
          <table:table-cell office:value-type="string">
            <text:p>LEÓN</text:p>
          </table:table-cell>
          <table:table-cell office:value-type="string">
            <text:p>987945368</text:p>
          </table:table-cell>
          <table:table-cell office:value-type="string">
            <text:p>FAUSTINO PÉREZ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19</text:p>
          </table:table-cell>
          <table:table-cell office:value-type="string">
            <text:p>CONFECCIONES GALÁN</text:p>
          </table:table-cell>
          <table:table-cell office:value-type="string">
            <text:p>FUENCARRAL 78</text:p>
          </table:table-cell>
          <table:table-cell office:value-type="string">
            <text:p>MADRID</text:p>
          </table:table-cell>
          <table:table-cell office:value-type="string">
            <text:p>913859234</text:p>
          </table:table-cell>
          <table:table-cell office:value-type="string">
            <text:p>JUAN GARCÍA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20</text:p>
          </table:table-cell>
          <table:table-cell office:value-type="string">
            <text:p>LA CURTIDORA</text:p>
          </table:table-cell>
          <table:table-cell office:value-type="string">
            <text:p>OLIVARES 3</text:p>
          </table:table-cell>
          <table:table-cell office:value-type="string">
            <text:p>MÁLAGA</text:p>
          </table:table-cell>
          <table:table-cell office:value-type="string">
            <text:p>953756259</text:p>
          </table:table-cell>
          <table:table-cell office:value-type="string">
            <text:p>MARÍA GÓMEZ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21</text:p>
          </table:table-cell>
          <table:table-cell office:value-type="string">
            <text:p>LÍNEA JOVEN</text:p>
          </table:table-cell>
          <table:table-cell office:value-type="string">
            <text:p>SIERPES 78</text:p>
          </table:table-cell>
          <table:table-cell office:value-type="string">
            <text:p>SEVILLA</text:p>
          </table:table-cell>
          <table:table-cell office:value-type="string">
            <text:p>953452567</text:p>
          </table:table-cell>
          <table:table-cell office:value-type="string">
            <text:p>ASUNCIÓN SALADO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22</text:p>
          </table:table-cell>
          <table:table-cell office:value-type="string">
            <text:p>BAZAR EL BARAT</text:p>
          </table:table-cell>
          <table:table-cell office:value-type="string">
            <text:p>DIAGONAL 56</text:p>
          </table:table-cell>
          <table:table-cell office:value-type="string">
            <text:p>BARCELONA</text:p>
          </table:table-cell>
          <table:table-cell office:value-type="string">
            <text:p>936692866</text:p>
          </table:table-cell>
          <table:table-cell office:value-type="string">
            <text:p>ELISA DAPENA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23</text:p>
          </table:table-cell>
          <table:table-cell office:value-type="string">
            <text:p>EL PALACIO DE LA MODA</text:p>
          </table:table-cell>
          <table:table-cell office:value-type="string">
            <text:p>ORTEGA Y GASSET 129</text:p>
          </table:table-cell>
          <table:table-cell office:value-type="string">
            <text:p>MADRID</text:p>
          </table:table-cell>
          <table:table-cell office:value-type="string">
            <text:p>927785235</text:p>
          </table:table-cell>
          <table:table-cell office:value-type="string">
            <text:p>LAURA CARRASCO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24</text:p>
          </table:table-cell>
          <table:table-cell office:value-type="string">
            <text:p>SÁEZ Y CÍA</text:p>
          </table:table-cell>
          <table:table-cell office:value-type="string">
            <text:p>INFANTA MERCEDS 23</text:p>
          </table:table-cell>
          <table:table-cell office:value-type="string">
            <text:p>SEVILLA</text:p>
          </table:table-cell>
          <table:table-cell office:value-type="string">
            <text:p>954869234</text:p>
          </table:table-cell>
          <table:table-cell office:value-type="string">
            <text:p>MANUEL GUERRA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25</text:p>
          </table:table-cell>
          <table:table-cell office:value-type="string">
            <text:p>DEPORTES EL MADRILEÑO</text:p>
          </table:table-cell>
          <table:table-cell office:value-type="string">
            <text:p>CASTILLA 345</text:p>
          </table:table-cell>
          <table:table-cell office:value-type="string">
            <text:p>ZARAGOZA</text:p>
          </table:table-cell>
          <table:table-cell office:value-type="string">
            <text:p>976388934</text:p>
          </table:table-cell>
          <table:table-cell office:value-type="string">
            <text:p>CARLOS GONZÁLEZ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26</text:p>
          </table:table-cell>
          <table:table-cell office:value-type="string">
            <text:p>FERRETERÍA LA ESCOBA</text:p>
          </table:table-cell>
          <table:table-cell office:value-type="string">
            <text:p>ORENSE 7</text:p>
          </table:table-cell>
          <table:table-cell office:value-type="string">
            <text:p>MADRID</text:p>
          </table:table-cell>
          <table:table-cell office:value-type="string">
            <text:p>918459346</text:p>
          </table:table-cell>
          <table:table-cell office:value-type="string">
            <text:p>JOSÉ GARCÍA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27</text:p>
          </table:table-cell>
          <table:table-cell office:value-type="string">
            <text:p>JUGUETES EL BARATO</text:p>
          </table:table-cell>
          <table:table-cell office:value-type="string">
            <text:p>VÍA AUGUSTA 245</text:p>
          </table:table-cell>
          <table:table-cell office:value-type="string">
            <text:p>BARCELONA</text:p>
          </table:table-cell>
          <table:table-cell office:value-type="string">
            <text:p>933486984</text:p>
          </table:table-cell>
          <table:table-cell office:value-type="string">
            <text:p>ELVIRA IGLESIAS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28</text:p>
          </table:table-cell>
          <table:table-cell office:value-type="string">
            <text:p>CONFECCIONES HERMINIA</text:p>
          </table:table-cell>
          <table:table-cell office:value-type="string">
            <text:p>CORRIDA 345</text:p>
          </table:table-cell>
          <table:table-cell office:value-type="string">
            <text:p>GIJÓN</text:p>
          </table:table-cell>
          <table:table-cell office:value-type="string">
            <text:p>985597315</text:p>
          </table:table-cell>
          <table:table-cell office:value-type="string">
            <text:p>ABEL GONZÁLEZ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30</text:p>
          </table:table-cell>
          <table:table-cell office:value-type="string">
            <text:p>BAZAR EL ARGENTINO</text:p>
          </table:table-cell>
          <table:table-cell office:value-type="string">
            <text:p>ATOCHA 55</text:p>
          </table:table-cell>
          <table:table-cell office:value-type="string">
            <text:p>MADRID</text:p>
          </table:table-cell>
          <table:table-cell office:value-type="string">
            <text:p>912495973</text:p>
          </table:table-cell>
          <table:table-cell office:value-type="string">
            <text:p>ADRIÁN ÁLVAREZ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31</text:p>
          </table:table-cell>
          <table:table-cell office:value-type="string">
            <text:p>LA TIENDA ELEGANTE</text:p>
          </table:table-cell>
          <table:table-cell office:value-type="string">
            <text:p>EL COMENDADOR 67</text:p>
          </table:table-cell>
          <table:table-cell office:value-type="string">
            <text:p>ZARAGOZA</text:p>
          </table:table-cell>
          <table:table-cell office:value-type="string">
            <text:p>975694035</text:p>
          </table:table-cell>
          <table:table-cell office:value-type="string">
            <text:p>JOSÉ PASCUA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32</text:p>
          </table:table-cell>
          <table:table-cell office:value-type="string">
            <text:p>DEPORTES NAUTICOS GARCÍA</text:p>
          </table:table-cell>
          <table:table-cell office:value-type="string">
            <text:p>JUAN FERNÁNDEZ 89</text:p>
          </table:table-cell>
          <table:table-cell office:value-type="string">
            <text:p>ÁVILA</text:p>
          </table:table-cell>
          <table:table-cell office:value-type="string">
            <text:p>920268648</text:p>
          </table:table-cell>
          <table:table-cell office:value-type="string">
            <text:p>JUAN CONRADO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33</text:p>
          </table:table-cell>
          <table:table-cell office:value-type="string">
            <text:p>CONFECCIONES RUIZ</text:p>
          </table:table-cell>
          <table:table-cell office:value-type="string">
            <text:p>LLOBREGAT 345</text:p>
          </table:table-cell>
          <table:table-cell office:value-type="string">
            <text:p>BARCELONA</text:p>
          </table:table-cell>
          <table:table-cell office:value-type="string">
            <text:p>934587615</text:p>
          </table:table-cell>
          <table:table-cell office:value-type="string">
            <text:p>CARLOS SANZ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34</text:p>
          </table:table-cell>
          <table:table-cell office:value-type="string">
            <text:p>BAZAR LA FARAONA</text:p>
          </table:table-cell>
          <table:table-cell office:value-type="string">
            <text:p>CASTILLA Y LEÓN 34</text:p>
          </table:table-cell>
          <table:table-cell office:value-type="string">
            <text:p>MADRID</text:p>
          </table:table-cell>
          <table:table-cell office:value-type="string">
            <text:p>915483627</text:p>
          </table:table-cell>
          <table:table-cell office:value-type="string">
            <text:p>ANGEL SANTAMARÍA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35</text:p>
          </table:table-cell>
          <table:table-cell office:value-type="string">
            <text:p>FERRETERÍA EL MARTILLO</text:p>
          </table:table-cell>
          <table:table-cell office:value-type="string">
            <text:p>CASTELLANOS 205</text:p>
          </table:table-cell>
          <table:table-cell office:value-type="string">
            <text:p>SALAMANCA</text:p>
          </table:table-cell>
          <table:table-cell office:value-type="string">
            <text:p>923548965</text:p>
          </table:table-cell>
          <table:table-cell office:value-type="string">
            <text:p>JOAQUÍN FERNANDEZ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36</text:p>
          </table:table-cell>
          <table:table-cell office:value-type="string">
            <text:p>JUGUETES EDUCATIVOS SANZ</text:p>
          </table:table-cell>
          <table:table-cell office:value-type="string">
            <text:p>ORENSE 89</text:p>
          </table:table-cell>
          <table:table-cell office:value-type="string">
            <text:p>MADRID</text:p>
          </table:table-cell>
          <table:table-cell office:value-type="string">
            <text:p>916872354</text:p>
          </table:table-cell>
          <table:table-cell office:value-type="string">
            <text:p>PEDRO IGLESIAS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37</text:p>
          </table:table-cell>
          <table:table-cell office:value-type="string">
            <text:p>ALMACENES FERNANDEZ</text:p>
          </table:table-cell>
          <table:table-cell office:value-type="string">
            <text:p>ANTÓN 67</text:p>
          </table:table-cell>
          <table:table-cell office:value-type="string">
            <text:p>TERUEL</text:p>
          </table:table-cell>
          <table:table-cell office:value-type="string">
            <text:p>978564025</text:p>
          </table:table-cell>
          <table:table-cell office:value-type="string">
            <text:p>MARIA ARDANZA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38</text:p>
          </table:table-cell>
          <table:table-cell office:value-type="string">
            <text:p>CONFECCIONES MÓNICA</text:p>
          </table:table-cell>
          <table:table-cell office:value-type="string">
            <text:p>MOTORES 67</text:p>
          </table:table-cell>
          <table:table-cell office:value-type="string">
            <text:p>BARCELONA</text:p>
          </table:table-cell>
          <table:table-cell office:value-type="string">
            <text:p>935681245</text:p>
          </table:table-cell>
          <table:table-cell office:value-type="string">
            <text:p>PEDRO SERRANO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39</text:p>
          </table:table-cell>
          <table:table-cell office:value-type="string">
            <text:p>FERRETERÍA LIMA</text:p>
          </table:table-cell>
          <table:table-cell office:value-type="string">
            <text:p>VALLECAS 45</text:p>
          </table:table-cell>
          <table:table-cell office:value-type="string">
            <text:p>MADRID</text:p>
          </table:table-cell>
          <table:table-cell office:value-type="string">
            <text:p>913532785</text:p>
          </table:table-cell>
          <table:table-cell office:value-type="string">
            <text:p>LUIS GARCÍA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T40</text:p>
          </table:table-cell>
          <table:table-cell office:value-type="string">
            <text:p>DEPORTES EL BRASILEÑO</text:p>
          </table:table-cell>
          <table:table-cell office:value-type="string">
            <text:p>ABEL MARTÍNEZ 67</text:p>
          </table:table-cell>
          <table:table-cell office:value-type="string">
            <text:p>SALAMANCA</text:p>
          </table:table-cell>
          <table:table-cell office:value-type="string">
            <text:p>921548762</text:p>
          </table:table-cell>
          <table:table-cell office:value-type="string">
            <text:p>CARLOS GÓMEZ</text:p>
          </table:table-cell>
          <table:table-cell office:value-type="string">
            <text:p>NULL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0.2</meta:generator>
    <meta:initial-creator>phpMyAdmin 5.0.2</meta:initial-creator>
    <meta:creation-date>2020-09-24T11:02:54</meta:creation-date>
  </office:meta>
</office:document-meta>
</file>